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number-columns-repeated="18" table:default-cell-style-name="Default"/>
        <table:table-column table:style-name="co2" table:default-cell-style-name="Default"/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>
            <text:p>T</text:p>
          </table:table-cell>
          <table:table-cell table:number-columns-repeated="7" office:value-type="float" office:value="0">
            <text:p>0</text:p>
          </table:table-cell>
          <table:table-cell office:value-type="float" office:value="0.01">
            <text:p>0,01</text:p>
          </table:table-cell>
          <table:table-cell office:value-type="float" office:value="0.02">
            <text:p>0,02</text:p>
          </table:table-cell>
          <table:table-cell office:value-type="float" office:value="0.05">
            <text:p>0,05</text:p>
          </table:table-cell>
          <table:table-cell office:value-type="float" office:value="0.11">
            <text:p>0,11</text:p>
          </table:table-cell>
          <table:table-cell office:value-type="float" office:value="0.25">
            <text:p>0,25</text:p>
          </table:table-cell>
          <table:table-cell office:value-type="float" office:value="0.47">
            <text:p>0,47</text:p>
          </table:table-cell>
          <table:table-cell office:value-type="float" office:value="0.92">
            <text:p>0,92</text:p>
          </table:table-cell>
          <table:table-cell office:value-type="float" office:value="1.9">
            <text:p>1,9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/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/>
          <table:table-cell>
            <draw:frame table:end-cell-address="Hoja1.T29" table:end-x="0.931cm" table:end-y="0.159cm" draw:z-index="1" draw:style-name="gr1" svg:width="19.604cm" svg:height="10.565cm" svg:x="0.524cm" svg:y="0.391cm">
              <draw:object draw:notify-on-update-of-ranges="Hoja1.D2:Hoja1.S2 Hoja1.D3:Hoja1.S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7"/>
        </table:table-row>
        <table:table-row table:style-name="ro1" table:number-rows-repeated="32">
          <table:table-cell table:number-columns-repeated="19"/>
        </table:table-row>
        <table:table-row table:style-name="ro1">
          <table:table-cell/>
          <table:table-cell>
            <draw:frame table:end-cell-address="Hoja1.T63" table:end-x="1.59cm" table:end-y="0.265cm" draw:z-index="0" draw:style-name="gr1" svg:width="20.582cm" svg:height="11.175cm" svg:x="0.205cm" svg:y="0.336cm">
              <draw:object draw:notify-on-update-of-ranges="Hoja1.D67:Hoja1.O67 Hoja1.D68:Hoja1.O6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7"/>
        </table:table-row>
        <table:table-row table:style-name="ro1" table:number-rows-repeated="28">
          <table:table-cell table:number-columns-repeated="19"/>
        </table:table-row>
        <table:table-row table:style-name="ro1">
          <table:table-cell table:number-columns-repeated="2"/>
          <table:table-cell office:value-type="string">
            <text:p>T</text:p>
          </table:table-cell>
          <table:table-cell table:number-columns-repeated="4" office:value-type="float" office:value="0">
            <text:p>0</text:p>
          </table:table-cell>
          <table:table-cell office:value-type="float" office:value="0.03">
            <text:p>0,03</text:p>
          </table:table-cell>
          <table:table-cell office:value-type="float" office:value="0.11">
            <text:p>0,11</text:p>
          </table:table-cell>
          <table:table-cell office:value-type="float" office:value="0.5">
            <text:p>0,5</text:p>
          </table:table-cell>
          <table:table-cell office:value-type="float" office:value="1.9">
            <text:p>1,9</text:p>
          </table:table-cell>
          <table:table-cell office:value-type="float" office:value="7.54">
            <text:p>7,54</text:p>
          </table:table-cell>
          <table:table-cell office:value-type="float" office:value="30.14">
            <text:p>30,14</text:p>
          </table:table-cell>
          <table:table-cell office:value-type="float" office:value="119">
            <text:p>119</text:p>
          </table:table-cell>
          <table:table-cell office:value-type="float" office:value="480">
            <text:p>480</text:p>
          </table:table-cell>
          <table:table-cell table:number-columns-repeated="4"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</table:table-row>
      </table:table>
      <table:table table:name="Hoja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8">28/03/2012</text:date>, <text:time>08:10:3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m </meta:initial-creator>
    <meta:creation-date>2012-03-27T04:33:46</meta:creation-date>
    <dc:date>2012-03-28T08:10:37</dc:date>
    <dc:creator>tom </dc:creator>
    <meta:editing-duration>PT00H38M49S</meta:editing-duration>
    <meta:editing-cycles>7</meta:editing-cycles>
    <meta:generator>OpenOffice.org/3.2$Unix OpenOffice.org_project/320m12$Build-9483</meta:generator>
    <meta:document-statistic meta:table-count="3" meta:cell-count="6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605cm" svg:height="10.566cm" xlink:href=".." chart:class="chart:scatter" chart:row-mapping="1 0" chart:style-name="ch1">
        <chart:title svg:x="7.103cm" svg:y="0.212cm" chart:style-name="ch2">
          <text:p>Merge Sort Vector Random</text:p>
        </chart:title>
        <chart:plot-area chart:style-name="ch3" table:cell-range-address="Hoja1.D2:Hoja1.S3" svg:x="0.583cm" svg:y="0.926cm" svg:width="18.63cm" svg:height="9.419cm">
          <chart:axis chart:dimension="x" chart:name="primary-x" chart:style-name="ch4">
            <chart:title svg:x="9.416cm" svg:y="9.984cm" chart:style-name="ch5">
              <text:p>N(tamaño)</text:p>
            </chart:title>
          </chart:axis>
          <chart:axis chart:dimension="y" chart:name="primary-y" chart:style-name="ch4">
            <chart:title svg:x="0.393cm" svg:y="6.262cm" chart:style-name="ch6">
              <text:p>T(segundos)</text:p>
            </chart:title>
            <chart:grid chart:style-name="ch7" chart:class="major"/>
          </chart:axis>
          <chart:series chart:style-name="ch8" chart:values-cell-range-address="Hoja1.D2:Hoja1.S2" chart:class="chart:scatter">
            <chart:domain table:cell-range-address="Hoja1.D3:Hoja1.S3"/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</table:table-row>
          </table:table-header-rows>
          <table:table-rows>
            <table:table-row>
              <table:table-cell office:value-type="string">
                <text:p text:id="">Fila 3</text:p>
              </table:table-cell>
              <table:table-cell office:value-type="float" office:value="1">
                <text:p text:id="Hoja1.D3:Hoja1.S3"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 text:id="">Fila 2</text:p>
              </table:table-cell>
              <table:table-cell office:value-type="float" office:value="0">
                <text:p text:id="Hoja1.D2:Hoja1.S2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0.05">
                <text:p>0.05</text:p>
              </table:table-cell>
              <table:table-cell office:value-type="float" office:value="0.11">
                <text:p>0.11</text:p>
              </table:table-cell>
              <table:table-cell office:value-type="float" office:value="0.25">
                <text:p>0.25</text:p>
              </table:table-cell>
              <table:table-cell office:value-type="float" office:value="0.47">
                <text:p>0.47</text:p>
              </table:table-cell>
              <table:table-cell office:value-type="float" office:value="0.92">
                <text:p>0.92</text:p>
              </table:table-cell>
              <table:table-cell office:value-type="float" office:value="1.9">
                <text:p>1.9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583cm" svg:height="11.176cm" xlink:href=".." chart:class="chart:scatter" chart:row-mapping="1 0" chart:style-name="ch1">
        <chart:title svg:x="7.301cm" svg:y="0.224cm" chart:style-name="ch2">
          <text:p>Selection Sort Vector Random</text:p>
        </chart:title>
        <chart:plot-area chart:style-name="ch3" table:cell-range-address="Hoja1.D67:Hoja1.O68" svg:x="0.621cm" svg:y="0.95cm" svg:width="19.551cm" svg:height="9.981cm">
          <chart:axis chart:dimension="x" chart:name="primary-x" chart:style-name="ch4">
            <chart:title svg:x="9.914cm" svg:y="10.582cm" chart:style-name="ch5">
              <text:p>N(tamaño)</text:p>
            </chart:title>
          </chart:axis>
          <chart:axis chart:dimension="y" chart:name="primary-y" chart:style-name="ch4">
            <chart:title svg:x="0.412cm" svg:y="6.567cm" chart:style-name="ch6">
              <text:p>T(segundos)</text:p>
            </chart:title>
            <chart:grid chart:style-name="ch7" chart:class="major"/>
          </chart:axis>
          <chart:series chart:style-name="ch8" chart:values-cell-range-address="Hoja1.D67:Hoja1.O67" chart:class="chart:scatter">
            <chart:domain table:cell-range-address="Hoja1.D68:Hoja1.O68"/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 text:id="">Fila 68</text:p>
              </table:table-cell>
              <table:table-cell office:value-type="float" office:value="1">
                <text:p text:id="Hoja1.D68:Hoja1.O68"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 text:id="">Fila 67</text:p>
              </table:table-cell>
              <table:table-cell office:value-type="float" office:value="0">
                <text:p text:id="Hoja1.D67:Hoja1.O67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11">
                <text:p>0.11</text:p>
              </table:table-cell>
              <table:table-cell office:value-type="float" office:value="0.5">
                <text:p>0.5</text:p>
              </table:table-cell>
              <table:table-cell office:value-type="float" office:value="1.9">
                <text:p>1.9</text:p>
              </table:table-cell>
              <table:table-cell office:value-type="float" office:value="7.54">
                <text:p>7.54</text:p>
              </table:table-cell>
              <table:table-cell office:value-type="float" office:value="30.14">
                <text:p>30.14</text:p>
              </table:table-cell>
              <table:table-cell office:value-type="float" office:value="119">
                <text:p>119</text:p>
              </table:table-cell>
              <table:table-cell office:value-type="float" office:value="480">
                <text:p>48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